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Source Sans 3" svg:font-family="'Source Sans 3'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Source Sans 3" fo:font-size="21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273239" loext:opacity="100%" style:font-name="Nunito" fo:font-size="13.5pt" fo:letter-spacing="normal" fo:font-style="normal" fo:font-weight="normal" loext:padding="0cm" loext:border="none"/>
    </style:style>
    <style:style style:name="P4" style:family="paragraph" style:parent-style-name="Standard">
      <style:text-properties officeooo:rsid="000f652a" officeooo:paragraph-rsid="000f652a"/>
    </style:style>
    <style:style style:name="P5" style:family="paragraph" style:parent-style-name="Heading_20_2">
      <style:text-properties fo:font-variant="normal" fo:text-transform="none" fo:color="#273239" loext:opacity="100%" style:font-name="Nunito" fo:font-size="18pt" fo:letter-spacing="normal" fo:font-style="normal" fo:font-weight="normal" officeooo:rsid="000f652a" officeooo:paragraph-rsid="000f652a" loext:padding="0cm" loext:border="none"/>
    </style:style>
    <style:style style:name="P6" style:family="paragraph" style:parent-style-name="Heading_20_2">
      <style:text-properties officeooo:rsid="000f652a" officeooo:paragraph-rsid="000f652a"/>
    </style:style>
    <style:style style:name="P7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Heading_20_3">
      <style:text-properties officeooo:rsid="000f652a" officeooo:paragraph-rsid="000f652a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officeooo:rsid="000f652a"/>
    </style:style>
    <style:style style:name="P10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officeooo:rsid="000f652a"/>
    </style:style>
    <style:style style:name="P11" style:family="paragraph" style:parent-style-name="Quotations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 style:writing-mode="lr-tb"/>
    </style:style>
    <style:style style:name="P12" style:family="paragraph" style:parent-style-name="Heading_20_2">
      <style:text-properties fo:font-variant="normal" fo:text-transform="none" fo:color="#273239" loext:opacity="100%" style:font-name="Nunito" fo:font-size="18pt" fo:letter-spacing="normal" fo:font-style="normal" fo:font-weight="normal" loext:padding="0cm" loext:border="none"/>
    </style:style>
    <style:style style:name="P13" style:family="paragraph" style:parent-style-name="Text_20_body">
      <style:text-properties fo:font-variant="normal" fo:text-transform="none" fo:color="#273239" loext:opacity="100%" style:font-name="Nunito" fo:font-size="18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273239" loext:opacity="100%" style:font-name="Nunito" fo:font-size="13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73239" loext:opacity="100%" style:font-name="Nunito" fo:font-size="13.5pt" fo:letter-spacing="normal" fo:font-style="normal" style:text-underline-style="solid" style:text-underline-width="auto" style:text-underline-color="font-color" fo:font-weight="bold" loext:padding="0cm" loext:border="none"/>
    </style:style>
    <style:style style:name="T3" style:family="text">
      <style:text-properties fo:font-variant="normal" fo:text-transform="none" fo:color="#273239" loext:opacity="100%" style:font-name="Nunito" fo:font-size="13.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273239" loext:opacity="100%" style:font-name="Nunito" fo:font-size="18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273239" loext:opacity="100%" style:font-name="Nunito" fo:font-size="15pt" fo:letter-spacing="normal" fo:font-style="normal" fo:font-weight="bold" loext:padding="0cm" loext:border="none"/>
    </style:style>
    <style:style style:name="T6" style:family="text">
      <style:text-properties fo:color="#273239" loext:opacity="100%" style:font-name="Nunito" fo:font-size="13.5pt" fo:letter-spacing="normal" fo:font-style="italic" fo:font-weight="bold" loext:padding="0cm" loext:border="none"/>
    </style:style>
    <style:style style:name="T7" style:family="text">
      <style:text-properties fo:color="#273239" loext:opacity="100%" style:font-name="Nunito" fo:font-size="13.5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 – Lists</text:h>
      <text:p text:style-name="Standard"/>
      <text:p text:style-name="P2"><text:span text:style-name="T1">A list in </text:span><text:a xlink:type="simple" xlink:href="https://www.geeksforgeeks.org/r-tutorial/" text:style-name="Internet_20_link" text:visited-style-name="Visited_20_Internet_20_Link"><text:span text:style-name="T2">R programming</text:span></text:a><text:span text:style-name="T1"> is a generic object consisting of an ordered collection of objects. Lists are </text:span><text:span text:style-name="Strong_20_Emphasis"><text:span text:style-name="T3">one-dimensional</text:span></text:span><text:span text:style-name="T1">, </text:span><text:span text:style-name="Strong_20_Emphasis"><text:span text:style-name="T3">heterogeneous </text:span></text:span><text:span text:style-name="T1">data structures.</text:span></text:p>
      <text:p text:style-name="P2"><text:span text:style-name="T1">The list can be a list of </text:span><text:a xlink:type="simple" xlink:href="https://www.geeksforgeeks.org/r-vector/" text:style-name="Internet_20_link" text:visited-style-name="Visited_20_Internet_20_Link"><text:span text:style-name="T2">vectors</text:span></text:a><text:span text:style-name="T1">, a list of matrices, a list of characters, a list of </text:span><text:a xlink:type="simple" xlink:href="https://www.geeksforgeeks.org/functions-in-r-programming/" text:style-name="Internet_20_link" text:visited-style-name="Visited_20_Internet_20_Link"><text:span text:style-name="T2">functions</text:span></text:a><text:span text:style-name="T1">, and so on. </text:span></text:p>
      <text:p text:style-name="P2"><text:span text:style-name="T1">A list is a vector but with heterogeneous data elements. A list in R is created with the use of the </text:span><text:span text:style-name="Strong_20_Emphasis"><text:span text:style-name="T3">list() function</text:span></text:span><text:span text:style-name="T1">.</text:span></text:p>
      <text:p text:style-name="P3">R allows accessing elements of an R list with the use of the index value. In R, the indexing of a list starts with 1 instead of 0.</text:p>
      <text:p text:style-name="Standard"/>
      <text:p text:style-name="P4">Example</text:p>
      <text:p text:style-name="P4"/>
      <text:p text:style-name="P4"># R program to create a List</text:p>
      <text:p text:style-name="P4"/>
      <text:p text:style-name="P4"># The first attributes is a numeric vector </text:p>
      <text:p text:style-name="P4"># containing the employee IDs which is created </text:p>
      <text:p text:style-name="P4"># using the command here</text:p>
      <text:p text:style-name="P4">empId = c(1, 2, 3, 4)</text:p>
      <text:p text:style-name="P4"/>
      <text:p text:style-name="P4"># The second attribute is the employee name </text:p>
      <text:p text:style-name="P4"># which is created using this line of code here</text:p>
      <text:p text:style-name="P4"># which is the character vector </text:p>
      <text:p text:style-name="P4">empName = c("Debi", "Sandeep", "Subham", "Shiba")</text:p>
      <text:p text:style-name="P4"/>
      <text:p text:style-name="P4"># The third attribute is the number of employees</text:p>
      <text:p text:style-name="P4"># which is a single numeric variable.</text:p>
      <text:p text:style-name="P4">numberOfEmp = 4</text:p>
      <text:p text:style-name="P4"/>
      <text:p text:style-name="P4"># We can combine all these three different</text:p>
      <text:p text:style-name="P4"># data types into a list</text:p>
      <text:p text:style-name="P4"># containing the details of employees</text:p>
      <text:p text:style-name="P4"># which can be done using a list command</text:p>
      <text:p text:style-name="P4">empList = list(empId, empName, numberOfEmp)</text:p>
      <text:p text:style-name="P4"/>
      <text:p text:style-name="P4">print(empList)</text:p>
      <text:p text:style-name="P4"/>
      <text:h text:style-name="P5" text:outline-level="2">Naming List Components</text:h>
      <text:p text:style-name="P3">Naming list components make it easier to access them.</text:p>
      <text:p text:style-name="P2"><text:span text:style-name="Strong_20_Emphasis"><text:span text:style-name="T3">Example:</text:span></text:span></text:p>
      <text:p text:style-name="P4"/>
      <text:p text:style-name="P4"># Creating a named list</text:p>
      <text:p text:style-name="P4">my_named_list &lt;- list(name = "Sudheer", age = 25, city = "Delhi")</text:p>
      <text:p text:style-name="P4"/>
      <text:p text:style-name="P4"># Printing the named list</text:p>
      <text:p text:style-name="P4">print(my_named_list)</text:p>
      <text:p text:style-name="P4"/>
      <text:h text:style-name="P6" text:outline-level="2"><text:soft-page-break/><text:span text:style-name="Strong_20_Emphasis"><text:span text:style-name="T4">Accessing R List Components</text:span></text:span></text:h>
      <text:p text:style-name="P3">We can access components of an R list in two ways. </text:p>
      <text:h text:style-name="P7" text:outline-level="3"><text:span text:style-name="Strong_20_Emphasis"><text:span text:style-name="T5">1. Access components by names:</text:span></text:span></text:h>
      <text:p text:style-name="P3">All the components of a list can be named and we can use those names to access the components of the R list using the dollar command.</text:p>
      <text:p text:style-name="P4"/>
      <text:p text:style-name="P4"># R program to access</text:p>
      <text:p text:style-name="P4"># components of a list</text:p>
      <text:p text:style-name="P4"/>
      <text:p text:style-name="P4"># Creating a list by naming all its components</text:p>
      <text:p text:style-name="P4">empId = c(1, 2, 3, 4)</text:p>
      <text:p text:style-name="P4">empName = c("Debi", "Sandeep", "Subham", "Shiba")</text:p>
      <text:p text:style-name="P4">numberOfEmp = 4</text:p>
      <text:p text:style-name="P4">empList = list(</text:p>
      <text:p text:style-name="P4">"ID" = empId,</text:p>
      <text:p text:style-name="P4">"Names" = empName,</text:p>
      <text:p text:style-name="P4">"Total Staff" = numberOfEmp</text:p>
      <text:p text:style-name="P4">)</text:p>
      <text:p text:style-name="P4">print(empList)</text:p>
      <text:p text:style-name="P4"/>
      <text:p text:style-name="P4"># Accessing components by names</text:p>
      <text:p text:style-name="P4">cat("Accessing name components using $ command\n")</text:p>
      <text:p text:style-name="P4">print(empList$Names)</text:p>
      <text:p text:style-name="P4"/>
      <text:h text:style-name="P8" text:outline-level="3"><text:span text:style-name="Strong_20_Emphasis"><text:span text:style-name="T5">2. Access components by indices:</text:span></text:span></text:h>
      <text:p text:style-name="P3">We can also access the components of the R list using indices.</text:p>
      <text:p text:style-name="P2"><text:span text:style-name="T1">To access the top-level components of a R list we have to use a double slicing operator “</text:span><text:span text:style-name="Strong_20_Emphasis"><text:span text:style-name="T3">[[ ]]</text:span></text:span><text:span text:style-name="T1">” which is two square brackets and if we want to access the lower or inner-level components of a R list we have to use another square bracket “</text:span><text:span text:style-name="Strong_20_Emphasis"><text:span text:style-name="T3">[ ]</text:span></text:span><text:span text:style-name="T1">” along with the double slicing operator “</text:span><text:span text:style-name="Strong_20_Emphasis"><text:span text:style-name="T3">[[ ]]</text:span></text:span><text:span text:style-name="T1">“.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oft-page-break/><text:span text:style-name="Strong_20_Emphasis"><text:span text:style-name="T3">Example:</text:span></text:span><text:span text:style-name="T1"> </text:span></text:p>
      <text:p text:style-name="P9"># R program to access </text:p>
      <text:p text:style-name="P9"># components of a list</text:p>
      <text:p text:style-name="P9"/>
      <text:p text:style-name="P9"># Creating a list by naming all its components</text:p>
      <text:p text:style-name="P9">empId = c(1, 2, 3, 4)</text:p>
      <text:p text:style-name="P9">empName = c("Debi", "Sandeep", "Subham", "Shiba")</text:p>
      <text:p text:style-name="P9">numberOfEmp = 4</text:p>
      <text:p text:style-name="P9">empList = list(</text:p>
      <text:p text:style-name="P9">"ID" = empId,</text:p>
      <text:p text:style-name="P9">"Names" = empName,</text:p>
      <text:p text:style-name="P9">"Total Staff" = numberOfEmp</text:p>
      <text:p text:style-name="P9">)</text:p>
      <text:p text:style-name="P9">print(empList)</text:p>
      <text:p text:style-name="P9"/>
      <text:p text:style-name="P9"># Accessing a top level components by indices</text:p>
      <text:p text:style-name="P9">cat("Accessing name components using indices\n")</text:p>
      <text:p text:style-name="P9">print(empList[[2]])</text:p>
      <text:p text:style-name="P9"/>
      <text:p text:style-name="P9"># Accessing a inner level components by indices</text:p>
      <text:p text:style-name="P9">cat("Accessing Sandeep from name using indices\n")</text:p>
      <text:p text:style-name="P9">print(empList[[2]][2])</text:p>
      <text:p text:style-name="P9"/>
      <text:p text:style-name="P9"># Accessing another inner level components by indices</text:p>
      <text:p text:style-name="P9">cat("Accessing 4 from ID using indices\n")</text:p>
      <text:p text:style-name="P9">print(empList[[1]][4])</text:p>
      <text:p text:style-name="P9"/>
      <text:h text:style-name="P10" text:outline-level="2"><text:span text:style-name="Strong_20_Emphasis"><text:span text:style-name="T4">Modifying Components of a List</text:span></text:span></text:h>
      <text:p text:style-name="P3">A R list can also be modified by accessing the components and replacing them with the ones which you want.</text:p>
      <text:p text:style-name="P2"><text:span text:style-name="Strong_20_Emphasis"><text:span text:style-name="T3">Example:</text:span></text:span><text:span text:style-name="T1"> </text:span></text:p>
      <text:p text:style-name="P9"/>
      <text:p text:style-name="P9"># R program to edit </text:p>
      <text:p text:style-name="P9"># components of a list</text:p>
      <text:p text:style-name="P9"/>
      <text:p text:style-name="P9"># Creating a list by naming all its components</text:p>
      <text:p text:style-name="P9">empId = c(1, 2, 3, 4)</text:p>
      <text:p text:style-name="P9">empName = c("Debi", "Sandeep", "Subham", "Shiba")</text:p>
      <text:p text:style-name="P9">numberOfEmp = 4</text:p>
      <text:p text:style-name="P9">empList = list(</text:p>
      <text:p text:style-name="P9">"ID" = empId,</text:p>
      <text:p text:style-name="P9">"Names" = empName,</text:p>
      <text:p text:style-name="P9">"Total Staff" = numberOfEmp</text:p>
      <text:p text:style-name="P9">)</text:p>
      <text:p text:style-name="P9">cat("Before modifying the list\n")</text:p>
      <text:p text:style-name="P9"><text:soft-page-break/>print(empList)</text:p>
      <text:p text:style-name="P9"/>
      <text:p text:style-name="P9"># Modifying the top-level component</text:p>
      <text:p text:style-name="P9">empList$`Total Staff` = 5</text:p>
      <text:p text:style-name="P9"/>
      <text:p text:style-name="P9"># Modifying inner level component</text:p>
      <text:p text:style-name="P9">empList[[1]][5] = 5</text:p>
      <text:p text:style-name="P9">empList[[2]][5] = "Kamala"</text:p>
      <text:p text:style-name="P9"/>
      <text:p text:style-name="P9">cat("After modified the list\n")</text:p>
      <text:p text:style-name="P9">print(empList)</text:p>
      <text:p text:style-name="P9"/>
      <text:h text:style-name="P10" text:outline-level="2"><text:span text:style-name="Strong_20_Emphasis"><text:span text:style-name="T4">Concatenation of lists</text:span></text:span></text:h>
      <text:p text:style-name="P3">Two R lists can be concatenated using the concatenation function. So, when we want to concatenate two lists we have to use the concatenation operator.</text:p>
      <text:p text:style-name="P2"><text:span text:style-name="Strong_20_Emphasis"><text:span text:style-name="T3">Syntax:</text:span></text:span><text:span text:style-name="T1">  </text:span></text:p>
      <text:p text:style-name="P11"><text:span text:style-name="Strong_20_Emphasis"><text:span text:style-name="T6">list = c(list, list1)</text:span></text:span><text:span text:style-name="T7"><text:line-break/></text:span><text:span text:style-name="Strong_20_Emphasis"><text:span text:style-name="T6">list = the original list </text:span></text:span><text:span text:style-name="T7"><text:line-break/></text:span><text:span text:style-name="Strong_20_Emphasis"><text:span text:style-name="T6">list1 = the new list </text:span></text:span></text:p>
      <text:p text:style-name="Text_20_body"><text:line-break/># R program to edit </text:p>
      <text:p text:style-name="Text_20_body"># components of a list</text:p>
      <text:p text:style-name="Text_20_body"/>
      <text:p text:style-name="Text_20_body"># Creating a list by naming all its components</text:p>
      <text:p text:style-name="Text_20_body">empId = c(1, 2, 3, 4)</text:p>
      <text:p text:style-name="Text_20_body">empName = c("Debi", "Sandeep", "Subham", "Shiba")</text:p>
      <text:p text:style-name="Text_20_body">numberOfEmp = 4</text:p>
      <text:p text:style-name="Text_20_body">empList = list(</text:p>
      <text:p text:style-name="Text_20_body">"ID" = empId,</text:p>
      <text:p text:style-name="Text_20_body">"Names" = empName,</text:p>
      <text:p text:style-name="Text_20_body">"Total Staff" = numberOfEmp</text:p>
      <text:p text:style-name="Text_20_body">)</text:p>
      <text:p text:style-name="Text_20_body">cat("Before concatenation of the new list\n")</text:p>
      <text:p text:style-name="Text_20_body">print(empList)</text:p>
      <text:p text:style-name="Text_20_body"/>
      <text:p text:style-name="Text_20_body"># Creating another list</text:p>
      <text:p text:style-name="Text_20_body">empAge = c(34, 23, 18, 45)</text:p>
      <text:p text:style-name="Text_20_body"><text:soft-page-break/></text:p>
      <text:p text:style-name="Text_20_body"># Concatenation of list using concatenation operator</text:p>
      <text:p text:style-name="Text_20_body">empList = c(empName, empAge)</text:p>
      <text:p text:style-name="Text_20_body"/>
      <text:p text:style-name="Text_20_body">cat("After concatenation of the new list\n")</text:p>
      <text:p text:style-name="Text_20_body">print(empList)</text:p>
      <text:p text:style-name="Text_20_body"/>
      <text:h text:style-name="P12" text:outline-level="2">Adding Item to List</text:h>
      <text:p text:style-name="P3">To add an item to the end of list, we can use append() function.</text:p>
      <text:p text:style-name="Text_20_body"># creating a list</text:p>
      <text:p text:style-name="Text_20_body">my_numbers = c(1,5,6,3)</text:p>
      <text:p text:style-name="Text_20_body">#adding number at the end of list</text:p>
      <text:p text:style-name="Text_20_body">append(my_numbers, 45)</text:p>
      <text:p text:style-name="Text_20_body">#printing list</text:p>
      <text:p text:style-name="Text_20_body">my_numbers</text:p>
      <text:p text:style-name="Text_20_body"/>
      <text:h text:style-name="Heading_20_2" text:outline-level="2"><text:span text:style-name="Strong_20_Emphasis"><text:span text:style-name="T4">Deleting Components of a List</text:span></text:span></text:h>
      <text:p text:style-name="P3">To delete components of a R list, first of all, we need to access those components and then insert a negative sign before those components. It indicates that we had to delete that component. </text:p>
      <text:p text:style-name="P2"><text:span text:style-name="Strong_20_Emphasis"><text:span text:style-name="T3">Example:</text:span></text:span><text:span text:style-name="T1"> </text:span></text:p>
      <text:p text:style-name="Text_20_body"># R program to access </text:p>
      <text:p text:style-name="Text_20_body"># components of a list</text:p>
      <text:p text:style-name="Text_20_body"/>
      <text:p text:style-name="Text_20_body"># Creating a list by naming all its components</text:p>
      <text:p text:style-name="Text_20_body">empId = c(1, 2, 3, 4)</text:p>
      <text:p text:style-name="Text_20_body">empName = c("Debi", "Sandeep", "Subham", "Shiba")</text:p>
      <text:p text:style-name="Text_20_body">numberOfEmp = 4</text:p>
      <text:p text:style-name="Text_20_body">empList = list(</text:p>
      <text:p text:style-name="Text_20_body">"ID" = empId,</text:p>
      <text:p text:style-name="Text_20_body">"Names" = empName,</text:p>
      <text:p text:style-name="Text_20_body">"Total Staff" = numberOfEmp</text:p>
      <text:p text:style-name="Text_20_body"><text:soft-page-break/>)</text:p>
      <text:p text:style-name="Text_20_body">cat("Before deletion the list is\n")</text:p>
      <text:p text:style-name="Text_20_body">print(empList)</text:p>
      <text:p text:style-name="Text_20_body"/>
      <text:p text:style-name="Text_20_body"># Deleting a top level components</text:p>
      <text:p text:style-name="Text_20_body">cat("After Deleting Total staff components\n")</text:p>
      <text:p text:style-name="Text_20_body">print(empList[-3])</text:p>
      <text:p text:style-name="Text_20_body"/>
      <text:p text:style-name="Text_20_body"># Deleting a inner level components</text:p>
      <text:p text:style-name="Text_20_body">cat("After Deleting sandeep from name\n")</text:p>
      <text:p text:style-name="Text_20_body">print(empList[[2]][-2])</text:p>
      <text:p text:style-name="Text_20_body"/>
      <text:h text:style-name="P12" text:outline-level="2">Merging list</text:h>
      <text:p text:style-name="P3">We can merge the R list by placing all the lists into a single list.</text:p>
      <text:p text:style-name="Text_20_body"># Create two lists.</text:p>
      <text:p text:style-name="Text_20_body">lst1 &lt;- list(1,2,3)</text:p>
      <text:p text:style-name="Text_20_body">lst2 &lt;- list("Sun","Mon","Tue")</text:p>
      <text:p text:style-name="Text_20_body"/>
      <text:p text:style-name="Text_20_body"># Merge the two lists.</text:p>
      <text:p text:style-name="Text_20_body">new_list &lt;- c(lst1,lst2)</text:p>
      <text:p text:style-name="Text_20_body"/>
      <text:p text:style-name="Text_20_body"># Print the merged list.</text:p>
      <text:p text:style-name="Text_20_body">print(new_list)</text:p>
      <text:p text:style-name="Text_20_body"/>
      <text:h text:style-name="P12" text:outline-level="2"/>
      <text:p text:style-name="P13"/>
      <text:h text:style-name="P12" text:outline-level="2"><text:soft-page-break/></text:h>
      <text:h text:style-name="P12" text:outline-level="2">Converting List to Vector</text:h>
      <text:p text:style-name="P3">Here we are going to convert the R list to vector, for this we will create a list first and then unlist the list into the vector.</text:p>
      <text:p text:style-name="Text_20_body"/>
      <text:p text:style-name="Text_20_body"># Create lists.</text:p>
      <text:p text:style-name="Text_20_body">lst &lt;- list(1:5)</text:p>
      <text:p text:style-name="Text_20_body">print(lst)</text:p>
      <text:p text:style-name="Text_20_body"/>
      <text:p text:style-name="Text_20_body"># Convert the lists to vectors.</text:p>
      <text:p text:style-name="Text_20_body">vec &lt;- unlist(lst)</text:p>
      <text:p text:style-name="Text_20_body"/>
      <text:p text:style-name="Text_20_body">print(vec)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Source Sans 3" svg:font-family="'Source Sans 3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08:44:55.295000000</meta:creation-date>
    <dc:date>2025-01-27T08:52:50.008000000</dc:date>
    <meta:editing-duration>PT7M54S</meta:editing-duration>
    <meta:editing-cycles>1</meta:editing-cycles>
    <meta:document-statistic meta:table-count="0" meta:image-count="0" meta:object-count="0" meta:page-count="7" meta:paragraph-count="168" meta:word-count="1001" meta:character-count="5760" meta:non-whitespace-character-count="4907"/>
    <meta:generator>LibreOffice/24.8.4.2$Windows_X86_64 LibreOffice_project/bb3cfa12c7b1bf994ecc5649a80400d06cd71002</meta:generator>
  </office:meta>
</office:document-meta>
</file>